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09e" officeooo:paragraph-rsid="0011e09e"/>
    </style:style>
    <style:style style:name="P2" style:family="paragraph" style:parent-style-name="Standard">
      <style:text-properties officeooo:rsid="0011f01a" officeooo:paragraph-rsid="0011f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size of output array</text:p>
      <text:p text:style-name="P1">choose initial parameters</text:p>
      <text:p text:style-name="P1">choose initial function (wavelet basis with noise)</text:p>
      <text:p text:style-name="P1">Noise</text:p>
      <text:p text:style-name="P1">gaussian noise amplitude</text:p>
      <text:p text:style-name="P1">propegate forwards for T1, then record from T1 to T2</text:p>
      <text:p text:style-name="P1"/>
      <text:p text:style-name="P1">oscillating</text:p>
      <text:p text:style-name="P1">#peaks</text:p>
      <text:p text:style-name="P1">Does it wiggle</text:p>
      <text:p text:style-name="P1">does it move</text:p>
      <text:p text:style-name="P1">do number of peaks increase?</text:p>
      <text:p text:style-name="P1">Solitons gun</text:p>
      <text:p text:style-name="P1">supercontinuum – width increasing</text:p>
      <text:p text:style-name="P1">spiny</text:p>
      <text:p text:style-name="P1">exploding</text:p>
      <text:p text:style-name="P1">fractal</text:p>
      <text:p text:style-name="P1">“Max”</text:p>
      <text:p text:style-name="P1">lattice</text:p>
      <text:p text:style-name="P1">knot</text:p>
      <text:p text:style-name="P1">platonic</text:p>
      <text:p text:style-name="P1">mobius strip</text:p>
      <text:p text:style-name="P1">platonic solid</text:p>
      <text:p text:style-name="P1">everything at a maximum</text:p>
      <text:p text:style-name="P1">½ at a maximum, ½ at a low number</text:p>
      <text:p text:style-name="P1"/>
      <text:p text:style-name="P2">determine the frequency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5:13:37.697574241</meta:creation-date>
    <dc:date>2016-06-11T15:24:24.449228209</dc:date>
    <meta:editing-duration>PT5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74" meta:character-count="446" meta:non-whitespace-character-count="396"/>
  </office:meta>
</office:document-meta>
</file>